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6.561cm" svg:x="0.026cm" svg:y="3.775cm" svg:viewBox="0 0 14061 6562" svg:d="M0 3281l1894-3281M1894 0v2165M1894 2165h10272M12166 2165v-2165M12166 0l1895 3281M14061 3281l-1895 3281M12166 6562v-2165M12166 4397h-10272M1894 4397v2165M1894 6562l-1894-328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